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2bd0" officeooo:paragraph-rsid="00142bd0"/>
    </style:style>
    <style:style style:name="P2" style:family="paragraph" style:parent-style-name="Standard">
      <style:text-properties officeooo:rsid="00154f46" officeooo:paragraph-rsid="00154f46"/>
    </style:style>
    <style:style style:name="P3" style:family="paragraph" style:parent-style-name="Standard">
      <style:text-properties officeooo:rsid="00166d3b" officeooo:paragraph-rsid="00166d3b"/>
    </style:style>
    <style:style style:name="P4" style:family="paragraph" style:parent-style-name="Standard">
      <style:text-properties officeooo:rsid="00166d3b" officeooo:paragraph-rsid="0017b533"/>
    </style:style>
    <style:style style:name="T1" style:family="text">
      <style:text-properties officeooo:rsid="0017b533"/>
    </style:style>
    <style:style style:name="T2" style:family="text">
      <style:text-properties officeooo:rsid="001a7c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461 </text:p>
      <text:p text:style-name="P1">Project 3 – neural networks </text:p>
      <text:p text:style-name="P1"/>
      <text:p text:style-name="P1">Patients arriving at the East Dakota Psychiatric Receiving Center (EDPRC) show a variety of symptoms; <text:s/>these are used to formulate a diagnosis. <text:s/>EDPRC is interested in training an AI ‘backup’ system to assess their resident physicians by comparing diagnoses made by residents with diagnoses by the AI. A sample of cases have been selected and the diagnoses confirmed by senior clinicians (i.e. you may assume they are correct). </text:p>
      <text:p text:style-name="P1"/>
      <text:p text:style-name="P1">You are given data on 40 patients. They have been rated for the presence or absence of many symptoms. Each is coded the same: 0 = not present, or 1-5 with 1 being the mildest and 5 being most severe. A full description of each symptom is below. After the list of the symptoms is the category the patient falls into: Depression, Bipolar, Schizophrenia (other psychotic disorders also go here), and Substance Abuse. <text:s/>There are 10 of each category. </text:p>
      <text:p text:style-name="P1"/>
      <text:p text:style-name="P1">Using WEKA, construct a neural network to complete this assessment. There should be an input neuron for each symptom and 4 output neurons, 1 for each diagnostic category. A correct diagnosis is the corresponding output neuron being positive and all others negative. You will probably need to experiment to find the optimum number of neurons for the hidden layer. Either start with a large hidden layer and gradually reduce its size until it cannot be reduced further without harming test accuracy, or start with a small hidden layer and build up. </text:p>
      <text:p text:style-name="P1"/>
      <text:p text:style-name="P1">Include a short report describing your initial network, how you refined it, and the configuration of your final network. Describe your final network and describe how it was tested, and the results of the testing. </text:p>
      <text:p text:style-name="P1"/>
      <text:p text:style-name="P2">Due the Sunday night before finals. </text:p>
      <text:p text:style-name="P2"/>
      <text:p text:style-name="P2"/>
      <text:p text:style-name="P3">Symptom labels/descriptions: </text:p>
      <text:p text:style-name="P3">Depressed: Mood is depressed (sad, blue, ‘down in the dumps’, etc). Can include feelings of uselessness, helplessness. </text:p>
      <text:p text:style-name="P3">Elevated: Mood is elevated (high, euphoric, cheerful, ‘on top of the world,’ etc) <text:tab/></text:p>
      <text:p text:style-name="P3">LowSleep: Patient has been sleeping less than usual (trouble falling asleep, early morning awakening, etc, <text:span text:style-name="T2">or feels decreased need for sleep</text:span>) </text:p>
      <text:p text:style-name="P3">IncrSleep: Patient has been sleeping more than usual (trouble waking up, nonrestorative sleep, etc) SlowSpeech: Speech is noticeably slower than usual for the patient’s culture and background FastSpeech: Speech is rapid, loud, pressured (feels a need to keep talking)<text:tab/></text:p>
      <text:p text:style-name="P3">LowEnergy: Patient reports lack of energy, lethargy, tires easily <text:tab/></text:p>
      <text:p text:style-name="P3">HighEnergy: Patient is energetic, active, may have trouble sitting still or relaxing <text:tab/></text:p>
      <text:p text:style-name="P3">Hopeless: Patient feels hopeless about the future<text:tab/></text:p>
      <text:p text:style-name="P3">Suicide: Thoughts of harming or killing oneself, whether to be less of a burden, expiate guilt, escape intolerable situation, etc <text:s/><text:tab/></text:p>
      <text:p text:style-name="P3">Homicide: Thoughts of harming/killing others </text:p>
      <text:p text:style-name="P3">NoPleasure: A loss of pleasure in usual activities. May manifest as boredom/ennui, or a painful inability to enjoy anything<text:tab/></text:p>
      <text:p text:style-name="P3">SpecialPurpose: A belief one has a unique purpose (does not include culturally sanctioned beliefs such as one’s need to be a good parent to one’s children; this is a belief that one has been selected for greatness by a higher power, that one has divine gifts, etc). </text:p>
      <text:p text:style-name="P3">JumbledThoughts: Trouble concentrating, feeling that one’s thoughts are confused, ‘mixed up’</text:p>
      <text:p text:style-name="P3"><text:soft-page-break/>Persecution: feelings or belief that one is being harrassed, persecuted, monitored, etc. </text:p>
      <text:p text:style-name="P4">Commands: Hallucinations giving the patient orders or urging them to do something. Also includes cases of ordinary events interpreted as having a special meaning <text:span text:style-name="T1">for that person alone, e.g. a symphony playing on the radio means the patient must dance, etc. </text:span><text:tab/></text:p>
      <text:p text:style-name="P4">LabileMood: <text:span text:style-name="T1">Mood changes rapidly, not in response to external events (or changes dramatically in response to mundane events) </text:span><text:tab/></text:p>
      <text:p text:style-name="P4">Insertion: <text:span text:style-name="T1">The feeling that outside thoughts (not one’s own) are being forced onto one. </text:span><text:tab/></text:p>
      <text:p text:style-name="P4">Broadcasting: <text:span text:style-name="T1">The feeling or belief that others can hear one’s thoughts. </text:span><text:tab/></text:p>
      <text:p text:style-name="P4">RecentUse: <text:span text:style-name="T1">Use of an addictive substance within the recent past. </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10:11:31.135000000</meta:creation-date>
    <dc:date>2016-11-25T16:25:08.285000000</dc:date>
    <meta:editing-duration>PT2H53M40S</meta:editing-duration>
    <meta:editing-cycles>1</meta:editing-cycles>
    <meta:document-statistic meta:table-count="0" meta:image-count="0" meta:object-count="0" meta:page-count="2" meta:paragraph-count="26" meta:word-count="613" meta:character-count="3909" meta:non-whitespace-character-count="3284"/>
    <meta:generator>LibreOffice/5.2.0.4$Windows_x86 LibreOffice_project/066b007f5ebcc236395c7d282ba488bca6720265</meta:generator>
  </office:meta>
</office:document-meta>
</file>